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text:p>
      <text:p text:style-name="Standard"/>
      <text:p text:style-name="Standard">Today I will tell you what are functions, how to create them and why they are needed.</text:p>
      <text:p text:style-name="Standard"/>
      <text:p text:style-name="Standard">Function is simply a block of code which can be invoked (executed) as many times as we want in different places in our code by us or even other people.</text:p>
      <text:p text:style-name="Standard"/>
      <text:p text:style-name="Standard">Function which is called sometimes a method is as the name suggests taking a role (function) of doing something. It's a method for resolving the problem. For example a function can calculate something or inform the user about something on the website by popping up the special window (for instance alert function which we already know) or it can get values from the form on your website and so on.</text:p>
      <text:p text:style-name="Standard"/>
      <text:p text:style-name="Standard">There are many available functions written by other people.</text:p>
      <text:p text:style-name="Standard">//show website with many functions (API)</text:p>
      <text:p text:style-name="Standard"/>
      <text:p text:style-name="Standard">We can also write our own functions. During this course you will be shown the most useful functions and sometimes we gonna create functions for our own usage.</text:p>
      <text:p text:style-name="Standard"/>
      <text:p text:style-name="Standard">OK now we gonna create a function.</text:p>
      <text:p text:style-name="Standard"/>
      <text:p text:style-name="Standard">Let's start from creating a simple one so we get to know with the syntax.</text:p>
      <text:p text:style-name="Standard"/>
      <text:p text:style-name="Standard">In order to create a function you have to type a keyword:</text:p>
      <text:p text:style-name="Standard"/>
      <text:p text:style-name="Standard">//function</text:p>
      <text:p text:style-name="Standard"/>
      <text:p text:style-name="Standard">after it you should type the name of function for example test</text:p>
      <text:p text:style-name="Standard"/>
      <text:p text:style-name="Standard">//function test</text:p>
      <text:p text:style-name="Standard"/>
      <text:p text:style-name="Standard">After it we should create a block for instructions that gonna be run after invoking the function by using curly bracers:</text:p>
      <text:p text:style-name="Standard">{</text:p>
      <text:p text:style-name="Standard"><text:tab/>//instruction 1;</text:p>
      <text:p text:style-name="Standard"><text:tab/>//instruction 2;</text:p>
      <text:p text:style-name="Standard"><text:tab/>//etc.</text:p>
      <text:p text:style-name="Standard">}</text:p>
      <text:p text:style-name="Standard"/>
      <text:p text:style-name="Standard">The function can return the value to the place where it is invoked. But what does it mean to return the value or invoke the function?</text:p>
      <text:p text:style-name="Standard"/>
      <text:p text:style-name="Standard">Let's write in the body of function:</text:p>
      <text:p text:style-name="P1">return 5;</text:p>
      <text:p text:style-name="Standard"/>
      <text:p text:style-name="Standard">which as you can guess means that it should return 5;</text:p>
      <text:p text:style-name="Standard"/>
      <text:p text:style-name="Standard">Now we can invoke our function.</text:p>
      <text:p text:style-name="Standard"/>
      <text:p text:style-name="Standard">var a = test();</text:p>
      <text:p text:style-name="Standard"/>
      <text:p text:style-name="Standard"><text:span text:style-name="T1">test </text:span><text:span text:style-name="T2">is the name of function here and this parenthesis means that this function should be </text:span><text:span text:style-name="T1">invoked</text:span><text:span text:style-name="T2">. </text:span><text:soft-page-break/><text:span text:style-name="T2">So </text:span><text:span text:style-name="T1">invoking </text:span><text:span text:style-name="T2">the function means that the function is gonna be executed and the place where the function got </text:span><text:span text:style-name="T1">invoked</text:span><text:span text:style-name="T2"> is gonna be replaced by the returned value. In our situation it is 5.</text:span></text:p>
      <text:p text:style-name="Standard"/>
      <text:p text:style-name="Standard">so by writing:</text:p>
      <text:p text:style-name="Standard"/>
      <text:p text:style-name="Standard">alert(a);</text:p>
      <text:p text:style-name="Standard"/>
      <text:p text:style-name="Standard">we will see the window with the number 5;</text:p>
      <text:p text:style-name="Standard"/>
      <text:p text:style-name="Standard">Of course it is very simple example let's do something more serious.</text:p>
      <text:p text:style-name="Standard"/>
      <text:p text:style-name="Standard">Sometimes you might want to work on variables that are at the beginning unknown. For example values typed in the form by the user of your website. To the function we can send variables which are called arguments. Right now let's create something simpler. For instance a function that will add two values.</text:p>
      <text:p text:style-name="Standard"/>
      <text:p text:style-name="Standard">function add(var arg1, var arg2)</text:p>
      <text:p text:style-name="Standard">{</text:p>
      <text:p text:style-name="Standard"><text:tab/>return arg1 + arg2;</text:p>
      <text:p text:style-name="Standard">}</text:p>
      <text:p text:style-name="Standard"/>
      <text:p text:style-name="Standard"/>
      <text:p text:style-name="Standard">var sumOfVariables = add(3, 7);</text:p>
      <text:p text:style-name="Standard"/>
      <text:p text:style-name="Standard">alert(sumOfVariables); // 10</text:p>
      <text:p text:style-name="Standard"/>
      <text:p text:style-name="Standard">You can also invoke the function like that. </text:p>
      <text:p text:style-name="Standard"/>
      <text:p text:style-name="Standard">alert(dodaj(3, 7)); which will give you the same result. Remember that the place where you invoke the function is always replaced by the "returned" value.</text:p>
      <text:p text:style-name="Standard"/>
      <text:p text:style-name="Standard">Let's create another function which is gonna divide two variables:</text:p>
      <text:p text:style-name="Standard"/>
      <text:p text:style-name="Standard">function divide(var arg1, var arg2)</text:p>
      <text:p text:style-name="Standard">{</text:p>
      <text:p text:style-name="Standard"><text:tab/>if (arg2 === 0)</text:p>
      <text:p text:style-name="Standard"><text:tab/>{</text:p>
      <text:p text:style-name="Standard"><text:tab/> <text:s/>alert("Do not divide by zero!");</text:p>
      <text:p text:style-name="Standard"><text:s text:c="14"/>return;</text:p>
      <text:p text:style-name="Standard"><text:tab/>}</text:p>
      <text:p text:style-name="Standard"><text:s text:c="11"/>else</text:p>
      <text:p text:style-name="Standard"><text:tab/>return arg1 / arg2;</text:p>
      <text:p text:style-name="Standard">}</text:p>
      <text:p text:style-name="Standard"/>
      <text:p text:style-name="Standard"/>
      <text:p text:style-name="Standard"/>
      <text:p text:style-name="Standard">//var resultOfDivision = divide(10,5); //2</text:p>
      <text:p text:style-name="Standard"/>
      <text:p text:style-name="Standard">//alert(resultOfDivision);</text:p>
      <text:p text:style-name="Standard"/>
      <text:p text:style-name="Standard">let's divide now by 0:</text:p>
      <text:p text:style-name="Standard">var wynikDzielenia = podziel(10,0); //0</text:p>
      <text:p text:style-name="Standard"><text:soft-page-break/></text:p>
      <text:p text:style-name="Standard">alert(wynikDzielenia); //undefined</text:p>
      <text:p text:style-name="Standard"/>
      <text:p text:style-name="Standard">It's good to know that after returning the value in the body of function it is stopping the execution which means that we don't need <text:span text:style-name="T1">'else'</text:span><text:span text:style-name="T2"> word.</text:span></text:p>
      <text:p text:style-name="Standard"/>
      <text:p text:style-name="Standard"/>
      <text:p text:style-name="Standard">//remove else in order to show how that it's not needed.</text:p>
      <text:p text:style-name="Standard"/>
      <text:p text:style-name="Standard">Let's sum up this lesson. As you can see the function is just a block of code that you can invoke anywhere in your code and get the result.</text:p>
      <text:p text:style-name="Standard"/>
      <text:p text:style-name="Standard">But why do wee need functions? </text:p>
      <text:p text:style-name="Standard"/>
      <text:p text:style-name="Standard">Thanks to functions if we want to change something in our code we can do it only in one place in the body of the function. If we didn't have functions we would have the same operation code in many places and if we wanted to a make simple change we would need to make a change in all possible places.</text:p>
      <text:p text:style-name="Standard"/>
      <text:p text:style-name="Standard">So thanks to functions you can re-use as many times as you want the same code which makes your project easier to maintain and it saves you lots of time because you can use re-use your work or even somebody's else work.</text:p>
      <text:p text:style-name="Standard"/>
      <text:p text:style-name="Standard">Thanks to functions our program is also more readable because we can easly see for what each part of code is responsible for. If we see in our code something like:</text:p>
      <text:p text:style-name="Standard"/>
      <text:p text:style-name="Standard">//getValueFromFrom(formId) </text:p>
      <text:p text:style-name="Standard"/>
      <text:p text:style-name="Standard">we can instantly see that this function is gonna get the value from the form which Id is formId. If we didn't have functions we would have instead of it for example 50 lines of codes that wouldn't inform us so much as this one simple line here. We would need to analyze the code to get more info of the code. So remember that you should create functions that are self-descriptive which means that when you read them you know what they are doing. </text:p>
      <text:p text:style-name="Standard"/>
      <text:p text:style-name="Standard">Right now things like that might seem like they are not important. But believe me you will be thankful to me for all these information in your future.</text:p>
      <text:p text:style-name="Standard"/>
      <text:p text:style-name="Standard">That's all in that lesson. Thank you very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M42S</meta:editing-duration>
    <meta:editing-cycles>50</meta:editing-cycles>
    <meta:generator>OpenOffice/4.1.1$Win32 OpenOffice.org_project/411m6$Build-9775</meta:generator>
    <dc:date>2015-03-31T17:30:46.39</dc:date>
    <dc:creator>Arkadiusz Włodarczyk</dc:creator>
    <meta:document-statistic meta:table-count="0" meta:image-count="0" meta:object-count="0" meta:page-count="3" meta:paragraph-count="66" meta:word-count="857" meta:character-count="4715"/>
    <meta:user-defined meta:name="Info 1"/>
    <meta:user-defined meta:name="Info 2"/>
    <meta:user-defined meta:name="Info 3"/>
    <meta:user-defined meta:name="Info 4"/>
  </office:meta>
</office:document-meta>
</file>